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005cm"/>
    </style:style>
    <style:style style:name="Таблица1.B" style:family="table-column">
      <style:table-column-properties style:column-width="10.328cm"/>
    </style:style>
    <style:style style:name="Таблица1.C" style:family="table-column">
      <style:table-column-properties style:column-width="5.6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6" style:family="table-row">
      <style:table-row-properties style:min-row-height="1.349cm"/>
    </style:style>
    <style:style style:name="P1" style:family="paragraph" style:parent-style-name="Standard">
      <style:paragraph-properties fo:text-align="center" style:justify-single-word="false"/>
      <style:text-properties officeooo:rsid="000decd2" officeooo:paragraph-rsid="000decd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ecd2" officeooo:paragraph-rsid="000decd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decd2" officeooo:paragraph-rsid="000decd2"/>
    </style:style>
    <style:style style:name="P4" style:family="paragraph" style:parent-style-name="Table_20_Contents">
      <style:paragraph-properties fo:text-align="start" style:justify-single-word="false"/>
      <style:text-properties officeooo:rsid="000decd2" officeooo:paragraph-rsid="000decd2"/>
    </style:style>
    <style:style style:name="P5" style:family="paragraph" style:parent-style-name="Table_20_Contents">
      <style:paragraph-properties fo:text-align="start" style:justify-single-word="false"/>
      <style:text-properties officeooo:paragraph-rsid="000decd2"/>
    </style:style>
    <style:style style:name="P6" style:family="paragraph" style:parent-style-name="Table_20_Contents">
      <style:paragraph-properties fo:text-align="center" style:justify-single-word="false"/>
      <style:text-properties officeooo:rsid="00109894" officeooo:paragraph-rsid="0011f05c"/>
    </style:style>
    <style:style style:name="P7" style:family="paragraph" style:parent-style-name="Table_20_Contents">
      <style:paragraph-properties fo:text-align="center" style:justify-single-word="false"/>
      <style:text-properties officeooo:rsid="0011f05c" officeooo:paragraph-rsid="0011f05c"/>
    </style:style>
    <style:style style:name="P8" style:family="paragraph" style:parent-style-name="Table_20_Contents">
      <style:paragraph-properties fo:text-align="center" style:justify-single-word="false"/>
      <style:text-properties fo:color="#c9211e" loext:opacity="100%" officeooo:rsid="00109894" officeooo:paragraph-rsid="00109894"/>
    </style:style>
    <style:style style:name="P9" style:family="paragraph" style:parent-style-name="Table_20_Contents">
      <style:paragraph-properties fo:text-align="center" style:justify-single-word="false"/>
      <style:text-properties fo:color="#c9211e" loext:opacity="100%" officeooo:rsid="0011f05c" officeooo:paragraph-rsid="00139345"/>
    </style:style>
    <style:style style:name="P10" style:family="paragraph" style:parent-style-name="Table_20_Contents">
      <style:paragraph-properties fo:text-align="center" style:justify-single-word="false"/>
      <style:text-properties fo:color="#c9211e" loext:opacity="100%" officeooo:rsid="0011f05c" officeooo:paragraph-rsid="0011f05c"/>
    </style:style>
    <style:style style:name="P11" style:family="paragraph" style:parent-style-name="Table_20_Contents">
      <style:paragraph-properties fo:text-align="center" style:justify-single-word="false"/>
      <style:text-properties fo:color="#00a933" loext:opacity="100%" officeooo:rsid="0011f05c" officeooo:paragraph-rsid="0011f05c"/>
    </style:style>
    <style:style style:name="P12" style:family="paragraph" style:parent-style-name="Table_20_Contents">
      <style:paragraph-properties fo:text-align="center" style:justify-single-word="false"/>
      <style:text-properties fo:color="#ff4000" loext:opacity="100%" officeooo:rsid="0011f05c" officeooo:paragraph-rsid="0011f05c"/>
    </style:style>
    <style:style style:name="P13" style:family="paragraph" style:parent-style-name="Table_20_Contents">
      <style:paragraph-properties fo:text-align="center" style:justify-single-word="false"/>
      <style:text-properties fo:color="#ff4000" loext:opacity="100%" style:text-underline-style="none" officeooo:rsid="0011f05c" officeooo:paragraph-rsid="00121cc8"/>
    </style:style>
    <style:style style:name="P14" style:family="paragraph" style:parent-style-name="Table_20_Contents">
      <style:paragraph-properties fo:text-align="center" style:justify-single-word="false"/>
      <style:text-properties fo:color="#ff4000" loext:opacity="100%" style:text-underline-style="none" officeooo:rsid="0011f05c" officeooo:paragraph-rsid="0011f05c"/>
    </style:style>
    <style:style style:name="P15" style:family="paragraph" style:parent-style-name="Table_20_Contents">
      <style:paragraph-properties fo:text-align="center" style:justify-single-word="false"/>
      <style:text-properties fo:color="#ff4000" loext:opacity="100%" officeooo:rsid="001a60f9" officeooo:paragraph-rsid="001a60f9"/>
    </style:style>
    <style:style style:name="P16" style:family="paragraph" style:parent-style-name="Table_20_Contents">
      <style:paragraph-properties fo:text-align="center" style:justify-single-word="false"/>
      <style:text-properties officeooo:rsid="000decd2" officeooo:paragraph-rsid="000decd2"/>
    </style:style>
    <style:style style:name="P17" style:family="paragraph" style:parent-style-name="Table_20_Contents">
      <style:paragraph-properties fo:text-align="center" style:justify-single-word="false"/>
      <style:text-properties officeooo:rsid="001a60f9" officeooo:paragraph-rsid="001a60f9"/>
    </style:style>
    <style:style style:name="T1" style:family="text">
      <style:text-properties officeooo:rsid="000decd2"/>
    </style:style>
    <style:style style:name="T2" style:family="text">
      <style:text-properties fo:language="ru" fo:country="RU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officeooo:rsid="0011f05c"/>
    </style:style>
    <style:style style:name="T5" style:family="text">
      <style:text-properties officeooo:rsid="00121cc8"/>
    </style:style>
    <style:style style:name="T6" style:family="text">
      <style:text-properties officeooo:rsid="00109894"/>
    </style:style>
    <style:style style:name="T7" style:family="text">
      <style:text-properties officeooo:rsid="00139345"/>
    </style:style>
    <style:style style:name="T8" style:family="text">
      <style:text-properties officeooo:rsid="0014eaa0"/>
    </style:style>
    <style:style style:name="T9" style:family="text">
      <style:text-properties officeooo:rsid="0016b359"/>
    </style:style>
    <style:style style:name="T10" style:family="text">
      <style:text-properties officeooo:rsid="00177db4"/>
    </style:style>
    <style:style style:name="T11" style:family="text">
      <style:text-properties officeooo:rsid="0017b984"/>
    </style:style>
    <style:style style:name="T12" style:family="text">
      <style:text-properties officeooo:rsid="00180cdb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officeooo:rsid="00180cdb"/>
    </style:style>
    <style:style style:name="T15" style:family="text">
      <style:text-properties officeooo:rsid="001830a5"/>
    </style:style>
    <style:style style:name="T16" style:family="text">
      <style:text-properties officeooo:rsid="00186d13"/>
    </style:style>
    <style:style style:name="T17" style:family="text">
      <style:text-properties officeooo:rsid="001a60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Чек лист формы регистрации</text:p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837957654480">
          <table:table-cell table:style-name="Таблица1.A1" office:value-type="string">
            <text:p text:style-name="P3">№</text:p>
          </table:table-cell>
          <table:table-cell table:style-name="Таблица1.A1" office:value-type="string">
            <text:p text:style-name="P3">Вид проверки </text:p>
          </table:table-cell>
          <table:table-cell table:style-name="Таблица1.C1" office:value-type="string">
            <text:p text:style-name="P3">Резальтат</text:p>
          </table:table-cell>
        </table:table-row>
        <table:table-row table:style-name="TableLine94837957764064"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3">Зарегистрироваться с валидными значениями</text:p>
          </table:table-cell>
          <table:table-cell table:style-name="Таблица1.C2" office:value-type="string">
            <text:p text:style-name="P8"><text:span text:style-name="T4">ID 1.</text:span>Failed</text:p>
          </table:table-cell>
        </table:table-row>
        <table:table-row table:style-name="TableLine139881313482192"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3">Тестирование классов эквивалентности и границных значений </text:p>
          </table:table-cell>
          <table:table-cell table:style-name="Таблица1.C2" office:value-type="string">
            <text:p text:style-name="P9">ID 2.<text:span text:style-name="T6">Failed</text:span></text:p>
            <text:p text:style-name="P11">ID 3.<text:span text:style-name="T7">Passed</text:span></text:p>
            <text:p text:style-name="P11">ID 4.<text:span text:style-name="T8">Passed</text:span></text:p>
            <text:p text:style-name="P10">ID 5.<text:span text:style-name="T8">Failed</text:span></text:p>
            <text:p text:style-name="P10">ID 6.<text:span text:style-name="T9">Failed</text:span></text:p>
            <text:p text:style-name="P11">ID 7.<text:span text:style-name="T10">Passed</text:span></text:p>
            <text:p text:style-name="P11">ID 8.<text:span text:style-name="T10">Passed</text:span></text:p>
            <text:p text:style-name="P10">ID 9.<text:span text:style-name="T11">Failed</text:span></text:p>
            <text:p text:style-name="P7"><text:span text:style-name="T13"><text:s/>ID 10.</text:span><text:span text:style-name="T14">Failed</text:span></text:p>
            <text:p text:style-name="P12"><text:s/>ID 11.<text:span text:style-name="T15">Failed</text:span></text:p>
            <text:p text:style-name="P11"><text:s/>ID 12.<text:span text:style-name="T12">Passed</text:span></text:p>
            <text:p text:style-name="P13">ID 1<text:span text:style-name="T5">3</text:span>.<text:span text:style-name="T15">Failed</text:span></text:p>
            <text:p text:style-name="P7"/>
            <text:p text:style-name="P6"/>
          </table:table-cell>
        </table:table-row>
        <table:table-row table:style-name="TableLine94837957782736"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3">Парное тестирование</text:p>
          </table:table-cell>
          <table:table-cell table:style-name="Таблица1.C2" office:value-type="string">
            <text:p text:style-name="P11">ID 1<text:span text:style-name="T5">4</text:span>.<text:span text:style-name="T15">Pas</text:span><text:span text:style-name="T16">s</text:span><text:span text:style-name="T15">ed</text:span></text:p>
            <text:p text:style-name="P11">ID 1<text:span text:style-name="T5">5</text:span>.<text:span text:style-name="T15">Passed</text:span></text:p>
            <text:p text:style-name="P11">ID 1<text:span text:style-name="T5">6</text:span>.<text:span text:style-name="T16">Passed</text:span></text:p>
            <text:p text:style-name="P11">ID 1<text:span text:style-name="T5">7</text:span>.<text:span text:style-name="T16">Passed</text:span></text:p>
            <text:p text:style-name="P11">ID 1<text:span text:style-name="T5">8</text:span>.<text:span text:style-name="T16">Passed</text:span></text:p>
            <text:p text:style-name="P11">ID 1<text:span text:style-name="T5">9</text:span>.<text:span text:style-name="T16">Passed</text:span></text:p>
            <text:p text:style-name="P11">ID <text:span text:style-name="T5">20</text:span>.<text:span text:style-name="T16">Passed</text:span></text:p>
          </table:table-cell>
        </table:table-row>
        <table:table-row table:style-name="TableLine94837957783600">
          <table:table-cell table:style-name="Таблица1.A2" office:value-type="string">
            <text:p text:style-name="P3"/>
            <text:p text:style-name="P3"/>
            <text:p text:style-name="P3">4</text:p>
          </table:table-cell>
          <table:table-cell table:style-name="Таблица1.A2" office:value-type="string">
            <text:p text:style-name="P3">Тестирование уязвимостей </text:p>
            <text:p text:style-name="P5"><text:span text:style-name="T1">1 SQL <text:s text:c="17"/></text:span><text:span text:style-name="T2">' OR '1'='1'</text:span><text:span text:style-name="T3"> </text:span></text:p>
            <text:p text:style-name="P5"><text:span text:style-name="T1">2 XSS <text:s text:c="16"/></text:span><text:span text:style-name="T2">&lt;script&gt;alert("xss!")&lt;/script&gt;</text:span><text:span text:style-name="T3"> </text:span></text:p>
            <text:p text:style-name="P5"><text:span text:style-name="T1">3 HTML <text:s text:c="12"/></text:span><text:span text:style-name="T2">&lt;/body&gt; или &lt;/body&gt;&lt;/body&gt;</text:span><text:span text:style-name="T3"> </text:span></text:p>
            <text:p text:style-name="P5"><text:span text:style-name="T1">4 Спец.символы </text:span><text:span text:style-name="T2">'';!--"&lt;CSS_Check&gt;=&amp;{()}</text:span><text:span text:style-name="T3"> </text:span></text:p>
          </table:table-cell>
          <table:table-cell table:style-name="Таблица1.C2" office:value-type="string">
            <text:p text:style-name="P12">ID 2<text:span text:style-name="T5">1</text:span>.<text:span text:style-name="T16">Failed</text:span></text:p>
            <text:p text:style-name="P12">ID 2<text:span text:style-name="T5">2</text:span>.<text:span text:style-name="T16">Failed</text:span></text:p>
            <text:p text:style-name="P12">ID 2<text:span text:style-name="T5">3</text:span>.<text:span text:style-name="T16">Failed</text:span></text:p>
            <text:p text:style-name="P12">ID 2<text:span text:style-name="T5">4</text:span>.<text:span text:style-name="T16">Failed</text:span></text:p>
          </table:table-cell>
        </table:table-row>
        <table:table-row table:style-name="Таблица1.6">
          <table:table-cell table:style-name="Таблица1.A2" office:value-type="string">
            <text:p text:style-name="P3">5</text:p>
          </table:table-cell>
          <table:table-cell table:style-name="Таблица1.A2" office:value-type="string">
            <text:p text:style-name="P3">Ввести одинаквые символы </text:p>
            <text:p text:style-name="P4">1 «<text:span text:style-name="T12">ЮЮЮЮЮ</text:span>»</text:p>
            <text:p text:style-name="P4">2 «FFFFFFFF»</text:p>
          </table:table-cell>
          <table:table-cell table:style-name="Таблица1.C2" office:value-type="string">
            <text:p text:style-name="P12">ID 2<text:span text:style-name="T5">5</text:span>.<text:span text:style-name="T16">Failed</text:span></text:p>
            <text:p text:style-name="P12">ID 2<text:span text:style-name="T5">6</text:span>.<text:span text:style-name="T16">Failed</text:span></text:p>
          </table:table-cell>
        </table:table-row>
        <table:table-row table:style-name="TableLine94837957785504"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3">Ввести цифры где необходимы символы </text:p>
          </table:table-cell>
          <table:table-cell table:style-name="Таблица1.C2" office:value-type="string">
            <text:p text:style-name="P14">ID 2<text:span text:style-name="T5">7</text:span>.<text:span text:style-name="T16">Failed</text:span></text:p>
          </table:table-cell>
        </table:table-row>
        <table:table-row table:style-name="TableLine94837957786352">
          <table:table-cell table:style-name="Таблица1.A2" office:value-type="string">
            <text:p text:style-name="P3">7</text:p>
          </table:table-cell>
          <table:table-cell table:style-name="Таблица1.A2" office:value-type="string">
            <text:p text:style-name="P3">Ввести буквы где необходимы символы </text:p>
          </table:table-cell>
          <table:table-cell table:style-name="Таблица1.C2" office:value-type="string">
            <text:p text:style-name="P11">ID 2<text:span text:style-name="T5">8</text:span>.<text:span text:style-name="T16">Passed</text:span></text:p>
          </table:table-cell>
        </table:table-row>
        <table:table-row table:style-name="TableLine94837957787328"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3">Ввести пробелы </text:p>
          </table:table-cell>
          <table:table-cell table:style-name="Таблица1.C2" office:value-type="string">
            <text:p text:style-name="P12">ID 2<text:span text:style-name="T5">9</text:span>.<text:span text:style-name="T17">Failed</text:span></text:p>
          </table:table-cell>
        </table:table-row>
        <table:table-row table:style-name="TableLine94837957787328">
          <table:table-cell table:style-name="Таблица1.A2" office:value-type="string">
            <text:p text:style-name="P17">9</text:p>
          </table:table-cell>
          <table:table-cell table:style-name="Таблица1.A2" office:value-type="string">
            <text:p text:style-name="P17">Ввести короткий пароль</text:p>
          </table:table-cell>
          <table:table-cell table:style-name="Таблица1.C2" office:value-type="string">
            <text:p text:style-name="P15">ID 30.Fail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48:43.682479226</meta:creation-date>
    <dc:date>2021-05-10T20:27:12.563511626</dc:date>
    <meta:editing-duration>PT13M59S</meta:editing-duration>
    <meta:editing-cycles>4</meta:editing-cycles>
    <meta:generator>LibreOffice/7.1.3.2$Linux_X86_64 LibreOffice_project/10$Build-2</meta:generator>
    <meta:document-statistic meta:table-count="1" meta:image-count="0" meta:object-count="0" meta:page-count="1" meta:paragraph-count="58" meta:word-count="130" meta:character-count="885" meta:non-whitespace-character-count="755"/>
  </office:meta>
</office:document-meta>
</file>